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1" svg:font-family="'JetBrains Mono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72822"/>
      <style:paragraph-properties fo:background-color="#272822" fo:padding="0in" fo:border="none" style:shadow="none"/>
    </style:style>
    <style:style style:name="T1" style:family="text">
      <style:text-properties fo:color="#e6db74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75715e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'''Скриншот</text:span><text:line-break/><text:line-break/><text:span text:style-name="T2">ts = time.strftime("%Y_%m_%d_%H%M%S")</text:span><text:line-break/><text:span text:style-name="T2">activityname = driver.current_activity</text:span><text:line-break/><text:span text:style-name="T2">filename = activityname + ts</text:span><text:line-break/><text:line-break/><text:span text:style-name="T2">driver.save_screenshot("C:/Users/halitsyn.y/PycharmProjects/trainee_Project/screenshots/"+filename+".png")</text:span><text:line-break/><text:span text:style-name="T2">'''</text:span><text:line-break/><text:span text:style-name="T1">'''Scroll up</text:span><text:line-break/><text:span text:style-name="T1">w = driver.get_window_size().get("width")</text:span><text:line-break/><text:span text:style-name="T1">h = driver.get_window_size().get("height")</text:span><text:line-break/><text:line-break/><text:span text:style-name="T1">touch = TouchAction(driver)</text:span><text:line-break/><text:span text:style-name="T1">touch.press(x=w / 2, y=h - 10).move_to(x=w / 2, y=10).release().perform()'''</text:span><text:line-break/><text:line-break/><text:line-break/><text:span text:style-name="T1">'''</text:span><text:line-break/><text:span text:style-name="T1">sleep(1)</text:span><text:line-break/><text:span text:style-name="T1">driver.swipe(540,2095,559,747)</text:span><text:line-break/><text:span text:style-name="T1">driver.swipe(554,1994,584,483)</text:span><text:line-break/><text:span text:style-name="T1">'''</text:span><text:line-break/><text:line-break/><text:span text:style-name="T1">'''Scroll down</text:span><text:line-break/><text:span text:style-name="T1">w = driver.get_window_size().get("width")</text:span><text:line-break/><text:span text:style-name="T1">h = driver.get_window_size().get("height")</text:span><text:line-break/><text:line-break/><text:span text:style-name="T1">touch = TouchAction(driver)</text:span><text:line-break/><text:span text:style-name="T1">touch.press(x=w / 2, y=330).move_to(x=w / 2, y=h).release().perform()</text:span><text:line-break/><text:line-break/><text:span text:style-name="T1">driver.find_element(By.XPATH, "//android.view.View[@content-desc='Accordion ']").click()</text:span><text:line-break/><text:span text:style-name="T1">'''</text:span><text:line-break/><text:span text:style-name="T1">'''Reset app</text:span><text:line-break/><text:span text:style-name="T1">sleep(5)</text:span><text:line-break/><text:span text:style-name="T1">driver.reset()</text:span><text:line-break/><text:span text:style-name="T1">'''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1" svg:font-family="'JetBrains Mono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2T00:00:43.918000000</dc:date>
    <meta:editing-duration>PT1M1S</meta:editing-duration>
    <meta:editing-cycles>1</meta:editing-cycles>
    <meta:document-statistic meta:table-count="0" meta:image-count="0" meta:object-count="0" meta:page-count="1" meta:paragraph-count="1" meta:word-count="66" meta:character-count="850" meta:non-whitespace-character-count="777"/>
    <meta:generator>LibreOffice/7.1.7.2$Windows_X86_64 LibreOffice_project/c6a4e3954236145e2acb0b65f68614365aeee33f</meta:generator>
  </office:meta>
</office:document-meta>
</file>